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88e0" officeooo:paragraph-rsid="000e88e0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ourier"/>
    </style:style>
    <style:style style:name="P3" style:family="paragraph" style:parent-style-name="Standard">
      <style:text-properties style:font-name="Courier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" fo:font-size="16pt" fo:font-weight="bold" officeooo:rsid="000e88e0" officeooo:paragraph-rsid="000e88e0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fo:font-size="16pt" fo:font-weight="bold" officeooo:rsid="000e88e0" officeooo:paragraph-rsid="000e88e0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ourier" officeooo:paragraph-rsid="000e88e0"/>
    </style:style>
    <style:style style:name="P7" style:family="paragraph" style:parent-style-name="Standard">
      <style:text-properties style:font-name="Courier" officeooo:rsid="000e88e0" officeooo:paragraph-rsid="000e88e0"/>
    </style:style>
    <style:style style:name="P8" style:family="paragraph" style:parent-style-name="Standard">
      <style:text-properties style:font-name="Courier" fo:font-size="14pt" fo:font-weight="bold" officeooo:rsid="000e88e0" officeooo:paragraph-rsid="000e88e0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1073</text:p>
      <text:p text:style-name="P4">Lab #2</text:p>
      <text:p text:style-name="P4">Section: FR03B</text:p>
      <text:p text:style-name="P4"/>
      <text:p text:style-name="P4">Daniyal Khan</text:p>
      <text:p text:style-name="P4">3765942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Question I:<text:line-break/><text:line-break/><text:span text:style-name="T4">Output:</text:span></text:p>
      <text:p text:style-name="P3"/>
      <text:p text:style-name="P2">course1: CS1073 offered Fall 2020 Students: 0</text:p>
      <text:p text:style-name="P2">course2: CS1083 offered Winter 2021 Students: 0</text:p>
      <text:p text:style-name="P6">course3: MATH1013 offered Summer 2021 Students: 0<text:line-break/><text:line-break/><text:line-break/><text:span text:style-name="T1">Question II</text:span>:<text:line-break/></text:p>
      <text:p text:style-name="P2">/**</text:p>
      <text:p text:style-name="P2">This class represents a Course.</text:p>
      <text:p text:style-name="P2">@author Leah Bidlake</text:p>
      <text:p text:style-name="P2">@author Daniyal Khan 3765942</text:p>
      <text:p text:style-name="P2">*/</text:p>
      <text:p text:style-name="P2"/>
      <text:p text:style-name="P2">public class Course{</text:p>
      <text:p text:style-name="P2"/>
      <text:p text:style-name="P2"><text:tab/>//Instance variables:</text:p>
      <text:p text:style-name="P2"><text:s text:c="4"/>//For each Course object, store its name, semester, year, and the</text:p>
      <text:p text:style-name="P2"><text:s text:c="4"/>//number of students enrolled in the course so far.</text:p>
      <text:p text:style-name="P2"><text:tab/>private String name;</text:p>
      <text:p text:style-name="P2"><text:tab/>private String semester;</text:p>
      <text:p text:style-name="P2"><text:tab/>private int year;</text:p>
      <text:p text:style-name="P2"><text:tab/>private int students;</text:p>
      <text:p text:style-name="P2"><text:tab/>private String instructor;</text:p>
      <text:p text:style-name="P2"><text:tab/></text:p>
      <text:p text:style-name="P2"/>
      <text:p text:style-name="P2"><text:tab/>//The constructor creates a new Course object and initializes the</text:p>
      <text:p text:style-name="P2"><text:s text:c="4"/>//instance variables.</text:p>
      <text:p text:style-name="P2"><text:tab/>public Course(String nameIn, String semesterIn, int yearIn, String instructorName){ </text:p>
      <text:p text:style-name="P2"><text:tab/><text:tab/>name = nameIn;</text:p>
      <text:p text:style-name="P2"><text:tab/><text:tab/>semester = semesterIn;</text:p>
      <text:p text:style-name="P2"><text:tab/><text:tab/>year = yearIn;</text:p>
      <text:p text:style-name="P2"><text:tab/><text:tab/>students = 0;<text:tab/>//no students have been added to the course</text:p>
      <text:p text:style-name="P2"><text:tab/><text:tab/>instructor = instructorName;</text:p>
      <text:p text:style-name="P2"><text:tab/>}</text:p>
      <text:p text:style-name="P2"><text:tab/></text:p>
      <text:p text:style-name="P2"/>
      <text:p text:style-name="P2"/>
      <text:p text:style-name="P2"><text:soft-page-break/><text:tab/>//This is a method we can call to increase the number of students in the course by some amount<text:tab/></text:p>
      <text:p text:style-name="P2"><text:tab/>public void addStudent(int studentNum) {</text:p>
      <text:p text:style-name="P2"><text:tab/><text:tab/>students += studentNum;</text:p>
      <text:p text:style-name="P2"><text:tab/>}</text:p>
      <text:p text:style-name="P2"><text:tab/></text:p>
      <text:p text:style-name="P2"/>
      <text:p text:style-name="P2"><text:tab/>//This is a method that we can call on a Course object</text:p>
      <text:p text:style-name="P2"><text:s text:c="4"/>//(Specifically, it is an accessor method). This method</text:p>
      <text:p text:style-name="P2"><text:s text:c="4"/>//creates and returns a String containing all the information</text:p>
      <text:p text:style-name="P2"><text:s text:c="4"/>//about the state of the object.</text:p>
      <text:p text:style-name="P2"><text:s text:c="4"/>public String toString(){</text:p>
      <text:p text:style-name="P2"><text:tab/><text:tab/>return name + </text:p>
      <text:p text:style-name="P2"><text:tab/><text:tab/><text:tab/><text:tab/>" offered " + semester + </text:p>
      <text:p text:style-name="P2"><text:tab/><text:tab/><text:tab/><text:tab/>" " + year +</text:p>
      <text:p text:style-name="P2"><text:tab/><text:tab/><text:tab/><text:tab/>" Students: " + students +</text:p>
      <text:p text:style-name="P2"><text:tab/><text:tab/><text:tab/><text:tab/>" Instructor: " + instructor;</text:p>
      <text:p text:style-name="P2"><text:tab/>}</text:p>
      <text:p text:style-name="P2"/>
      <text:p text:style-name="P2">}</text:p>
      <text:p text:style-name="P2"/>
      <text:p text:style-name="P6"><text:line-break/><text:span text:style-name="T1">Question III:</text:span></text:p>
      <text:p text:style-name="P6"/>
      <text:p text:style-name="P7">/**</text:p>
      <text:p text:style-name="P7">This is an example of a driver class; its purpose</text:p>
      <text:p text:style-name="P7">is to try out the Course class.</text:p>
      <text:p text:style-name="P7">@author Leah Bidlake</text:p>
      <text:p text:style-name="P7">@author Daniyal Khan 3765942</text:p>
      <text:p text:style-name="P7">*/</text:p>
      <text:p text:style-name="P7"/>
      <text:p text:style-name="P7">public class CourseDriver{</text:p>
      <text:p text:style-name="P7"/>
      <text:p text:style-name="P7"><text:tab/>public static void main(String[] args){</text:p>
      <text:p text:style-name="P7"><text:tab/></text:p>
      <text:p text:style-name="P7"><text:tab/>//Create some Course objects</text:p>
      <text:p text:style-name="P7"><text:tab/>Course course1 = new Course("CS1073", "Fall", 2020, "Leah Bidlake");<text:tab/><text:tab/></text:p>
      <text:p text:style-name="P7"><text:tab/>Course course2 = new Course("CS1083", "Winter", 2021, "Leah Bidlake");<text:tab/><text:tab/></text:p>
      <text:p text:style-name="P7"><text:tab/>Course course3 = new Course("MATH1013", "Summer", 2021, "Justine Gauthier");<text:tab/></text:p>
      <text:p text:style-name="P7"><text:tab/>Course course4 = new Course("MATH1503", "Winter", 2024, "Mahin Salmani");</text:p>
      <text:p text:style-name="P7"><text:tab/></text:p>
      <text:p text:style-name="P7"/>
      <text:p text:style-name="P7"><text:soft-page-break/><text:tab/>// Adding students to the courses</text:p>
      <text:p text:style-name="P7"><text:tab/>course1.addStudent(23);</text:p>
      <text:p text:style-name="P7"><text:tab/>course2.addStudent(17);</text:p>
      <text:p text:style-name="P7"><text:tab/>course3.addStudent(31);</text:p>
      <text:p text:style-name="P7"><text:tab/>course4.addStudent(4);</text:p>
      <text:p text:style-name="P7"/>
      <text:p text:style-name="P7"><text:tab/>//Now I can print out my courses to confirm they </text:p>
      <text:p text:style-name="P7"><text:tab/>//were created properly</text:p>
      <text:p text:style-name="P7"><text:tab/>System.out.println("course1: " + course1.toString());</text:p>
      <text:p text:style-name="P7"><text:tab/>System.out.println("course2: " + course2.toString());</text:p>
      <text:p text:style-name="P7"><text:tab/>System.out.println("course3: " + course3.toString());</text:p>
      <text:p text:style-name="P7"><text:tab/>System.out.println("course4: " + course4.toString());</text:p>
      <text:p text:style-name="P7"/>
      <text:p text:style-name="P7"><text:tab/>}</text:p>
      <text:p text:style-name="P7"/>
      <text:p text:style-name="P7">}</text:p>
      <text:p text:style-name="P7"/>
      <text:p text:style-name="P7"/>
      <text:p text:style-name="P7"/>
      <text:p text:style-name="P5">Question IV:</text:p>
      <text:p text:style-name="P7"/>
      <text:p text:style-name="P8">Output: </text:p>
      <text:p text:style-name="P7"/>
      <text:p text:style-name="P7">course1: CS1073 offered Fall 2020 Students: 23 Instructor: Leah Bidlake</text:p>
      <text:p text:style-name="P7">course2: CS1083 offered Winter 2021 Students: 17 Instructor: Leah Bidlake</text:p>
      <text:p text:style-name="P7">course3: MATH1013 offered Summer 2021 Students: 31 Instructor: Justine Gauthier</text:p>
      <text:p text:style-name="P7">course4: MATH1503 offered Winter 2024 Students: 4 Instructor: Mahin Salman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4:49:23.594802992</meta:creation-date>
    <dc:date>2024-01-23T15:03:12.606344603</dc:date>
    <meta:editing-duration>PT3M37S</meta:editing-duration>
    <meta:editing-cycles>1</meta:editing-cycles>
    <meta:document-statistic meta:table-count="0" meta:image-count="0" meta:object-count="0" meta:page-count="4" meta:paragraph-count="86" meta:word-count="386" meta:character-count="2726" meta:non-whitespace-character-count="2310"/>
    <meta:generator>LibreOffice/7.1.8.1$Linux_X86_64 LibreOffice_project/10$Build-1</meta:generator>
  </office:meta>
</office:document-meta>
</file>